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3084" officeooo:paragraph-rsid="001c3084"/>
    </style:style>
    <style:style style:name="P2" style:family="paragraph" style:parent-style-name="Standard">
      <style:text-properties officeooo:rsid="001c3084" officeooo:paragraph-rsid="001fd284"/>
    </style:style>
    <style:style style:name="P3" style:family="paragraph" style:parent-style-name="Standard">
      <style:text-properties officeooo:rsid="001c3084" officeooo:paragraph-rsid="00310cdf"/>
    </style:style>
    <style:style style:name="P4" style:family="paragraph" style:parent-style-name="Standard">
      <style:text-properties officeooo:rsid="002cbb06" officeooo:paragraph-rsid="002d280d"/>
    </style:style>
    <style:style style:name="P5" style:family="paragraph" style:parent-style-name="Standard">
      <style:text-properties officeooo:rsid="002e6bce" officeooo:paragraph-rsid="002e6bce"/>
    </style:style>
    <style:style style:name="P6" style:family="paragraph" style:parent-style-name="Standard">
      <style:text-properties officeooo:rsid="00310cdf" officeooo:paragraph-rsid="00310cdf"/>
    </style:style>
    <style:style style:name="P7" style:family="paragraph" style:parent-style-name="Standard">
      <style:text-properties officeooo:rsid="003444f2" officeooo:paragraph-rsid="003444f2"/>
    </style:style>
    <style:style style:name="P8" style:family="paragraph" style:parent-style-name="Standard">
      <style:text-properties officeooo:rsid="0036c4cf" officeooo:paragraph-rsid="0036c4cf"/>
    </style:style>
    <style:style style:name="P9" style:family="paragraph" style:parent-style-name="Standard">
      <style:text-properties officeooo:rsid="003aad8a" officeooo:paragraph-rsid="003aad8a"/>
    </style:style>
    <style:style style:name="P10" style:family="paragraph" style:parent-style-name="Standard">
      <style:text-properties officeooo:rsid="003ed45d" officeooo:paragraph-rsid="003ce349"/>
    </style:style>
    <style:style style:name="P11" style:family="paragraph" style:parent-style-name="Standard">
      <style:text-properties officeooo:rsid="003ed45d" officeooo:paragraph-rsid="0043ce55"/>
    </style:style>
    <style:style style:name="P12" style:family="paragraph" style:parent-style-name="Standard">
      <style:paragraph-properties fo:line-height="100%"/>
      <style:text-properties officeooo:paragraph-rsid="003f0baa"/>
    </style:style>
    <style:style style:name="P13" style:family="paragraph" style:parent-style-name="Standard">
      <style:text-properties officeooo:rsid="0043ce55" officeooo:paragraph-rsid="0043ce55"/>
    </style:style>
    <style:style style:name="P14" style:family="paragraph" style:parent-style-name="Standard">
      <style:text-properties officeooo:rsid="0046420d" officeooo:paragraph-rsid="0046420d"/>
    </style:style>
    <style:style style:name="P15" style:family="paragraph" style:parent-style-name="Standard">
      <style:text-properties officeooo:rsid="0046420d" officeooo:paragraph-rsid="00480a73"/>
    </style:style>
    <style:style style:name="P16" style:family="paragraph" style:parent-style-name="Standard">
      <style:text-properties officeooo:rsid="0046420d" officeooo:paragraph-rsid="00490ee4"/>
    </style:style>
    <style:style style:name="P17" style:family="paragraph" style:parent-style-name="Standard">
      <style:text-properties officeooo:rsid="00527184" officeooo:paragraph-rsid="00527184"/>
    </style:style>
    <style:style style:name="P18" style:family="paragraph" style:parent-style-name="Standard">
      <style:text-properties officeooo:rsid="00527184" officeooo:paragraph-rsid="0053dda1"/>
    </style:style>
    <style:style style:name="P19" style:family="paragraph" style:parent-style-name="Standard">
      <style:text-properties officeooo:rsid="00527184" officeooo:paragraph-rsid="005e971d"/>
    </style:style>
    <style:style style:name="P20" style:family="paragraph" style:parent-style-name="Standard">
      <style:text-properties officeooo:rsid="00527184" officeooo:paragraph-rsid="007c7e98"/>
    </style:style>
    <style:style style:name="P21" style:family="paragraph" style:parent-style-name="Standard">
      <style:text-properties officeooo:rsid="00527184" officeooo:paragraph-rsid="007dd9b9"/>
    </style:style>
    <style:style style:name="P22" style:family="paragraph" style:parent-style-name="Standard">
      <style:text-properties officeooo:rsid="00527184" officeooo:paragraph-rsid="0080caba"/>
    </style:style>
    <style:style style:name="P23" style:family="paragraph" style:parent-style-name="Standard">
      <style:text-properties officeooo:rsid="00527184" officeooo:paragraph-rsid="00835822"/>
    </style:style>
    <style:style style:name="P24" style:family="paragraph" style:parent-style-name="Standard">
      <style:text-properties officeooo:rsid="00527184" officeooo:paragraph-rsid="00a0023b"/>
    </style:style>
    <style:style style:name="P25" style:family="paragraph" style:parent-style-name="Standard">
      <style:text-properties officeooo:rsid="005e971d" officeooo:paragraph-rsid="007200e7"/>
    </style:style>
    <style:style style:name="P26" style:family="paragraph" style:parent-style-name="Standard">
      <style:text-properties officeooo:rsid="006592eb" officeooo:paragraph-rsid="0079b8b6"/>
    </style:style>
    <style:style style:name="P27" style:family="paragraph" style:parent-style-name="Standard">
      <style:text-properties officeooo:rsid="006592eb" officeooo:paragraph-rsid="007b0199"/>
    </style:style>
    <style:style style:name="P28" style:family="paragraph" style:parent-style-name="Standard">
      <style:text-properties officeooo:rsid="006592eb" officeooo:paragraph-rsid="00a0023b"/>
    </style:style>
    <style:style style:name="P29" style:family="paragraph" style:parent-style-name="Standard">
      <style:text-properties officeooo:rsid="0069d846" officeooo:paragraph-rsid="0069d846"/>
    </style:style>
    <style:style style:name="P30" style:family="paragraph" style:parent-style-name="Standard">
      <style:text-properties officeooo:rsid="00877bab" officeooo:paragraph-rsid="00877bab"/>
    </style:style>
    <style:style style:name="P31" style:family="paragraph" style:parent-style-name="Standard">
      <style:text-properties officeooo:rsid="00480a73" officeooo:paragraph-rsid="00480a73"/>
    </style:style>
    <style:style style:name="P32" style:family="paragraph" style:parent-style-name="Standard">
      <style:text-properties officeooo:rsid="0053dda1" officeooo:paragraph-rsid="0053dda1"/>
    </style:style>
    <style:style style:name="P33" style:family="paragraph" style:parent-style-name="Standard">
      <style:text-properties officeooo:rsid="0053dda1" officeooo:paragraph-rsid="005e971d"/>
    </style:style>
    <style:style style:name="P34" style:family="paragraph" style:parent-style-name="Standard">
      <style:text-properties officeooo:rsid="0053dda1" officeooo:paragraph-rsid="007200e7"/>
    </style:style>
    <style:style style:name="P35" style:family="paragraph" style:parent-style-name="Standard">
      <style:text-properties officeooo:rsid="00670c26" officeooo:paragraph-rsid="007b0199"/>
    </style:style>
    <style:style style:name="P36" style:family="paragraph" style:parent-style-name="Standard">
      <style:text-properties officeooo:rsid="00670c26" officeooo:paragraph-rsid="00a0023b"/>
    </style:style>
    <style:style style:name="P37" style:family="paragraph" style:parent-style-name="Standard">
      <style:text-properties officeooo:rsid="00a05cdf" officeooo:paragraph-rsid="00a05cdf"/>
    </style:style>
    <style:style style:name="P38" style:family="paragraph" style:parent-style-name="Standard">
      <style:text-properties officeooo:rsid="00a1edac" officeooo:paragraph-rsid="00a1edac"/>
    </style:style>
    <style:style style:name="P39" style:family="paragraph" style:parent-style-name="Standard">
      <style:text-properties officeooo:rsid="00a30f33" officeooo:paragraph-rsid="00a30f33"/>
    </style:style>
    <style:style style:name="P40" style:family="paragraph" style:parent-style-name="Standard">
      <style:text-properties officeooo:rsid="00a5e319" officeooo:paragraph-rsid="00a5e319"/>
    </style:style>
    <style:style style:name="P41" style:family="paragraph" style:parent-style-name="Standard">
      <style:text-properties officeooo:rsid="00a5e319" officeooo:paragraph-rsid="00a9e535"/>
    </style:style>
    <style:style style:name="P42" style:family="paragraph" style:parent-style-name="Standard">
      <style:text-properties officeooo:rsid="00ad8540" officeooo:paragraph-rsid="00af3e5d"/>
    </style:style>
    <style:style style:name="P43" style:family="paragraph" style:parent-style-name="Table_20_Contents">
      <style:text-properties officeooo:rsid="00310cdf" officeooo:paragraph-rsid="00310cdf"/>
    </style:style>
    <style:style style:name="P44" style:family="paragraph" style:parent-style-name="Text_20_body_20_indent">
      <style:paragraph-properties fo:line-height="100%"/>
      <style:text-properties officeooo:paragraph-rsid="003f0baa"/>
    </style:style>
    <style:style style:name="P45" style:family="paragraph" style:parent-style-name="Numbering_20_1">
      <style:paragraph-properties>
        <style:tab-stops/>
      </style:paragraph-properties>
    </style:style>
    <style:style style:name="P46" style:family="paragraph" style:parent-style-name="First_20_line_20_indent">
      <style:paragraph-properties fo:margin-left="0in" fo:margin-right="0in" fo:line-height="100%" fo:text-indent="0in" style:auto-text-indent="false"/>
      <style:text-properties officeooo:paragraph-rsid="003f0baa"/>
    </style:style>
    <style:style style:name="P47" style:family="paragraph" style:parent-style-name="Numbering_20_3">
      <style:paragraph-properties>
        <style:tab-stops/>
      </style:paragraph-properties>
    </style:style>
    <style:style style:name="P48" style:family="paragraph" style:parent-style-name="Text_20_body">
      <style:text-properties officeooo:paragraph-rsid="00afed38"/>
    </style:style>
    <style:style style:name="P49" style:family="paragraph" style:parent-style-name="Text_20_body">
      <style:text-properties officeooo:paragraph-rsid="00b07641"/>
    </style:style>
    <style:style style:name="P50" style:family="paragraph" style:parent-style-name="Text_20_body">
      <style:text-properties officeooo:paragraph-rsid="00b2622f"/>
    </style:style>
    <style:style style:name="P51" style:family="paragraph" style:parent-style-name="Text_20_body">
      <style:text-properties officeooo:paragraph-rsid="00b55a97"/>
    </style:style>
    <style:style style:name="P52" style:family="paragraph" style:parent-style-name="Text_20_body">
      <style:text-properties officeooo:paragraph-rsid="00b781cd"/>
    </style:style>
    <style:style style:name="P53" style:family="paragraph" style:parent-style-name="Standard">
      <style:text-properties officeooo:rsid="00a9e535" officeooo:paragraph-rsid="00a9e535"/>
    </style:style>
    <style:style style:name="P54" style:family="paragraph" style:parent-style-name="Standard">
      <style:text-properties officeooo:rsid="006592eb" officeooo:paragraph-rsid="0079b8b6"/>
    </style:style>
    <style:style style:name="P55" style:family="paragraph" style:parent-style-name="Standard">
      <style:text-properties officeooo:rsid="00bbd900" officeooo:paragraph-rsid="00bbd900"/>
    </style:style>
    <style:style style:name="P56" style:family="paragraph" style:parent-style-name="Standard">
      <style:text-properties officeooo:rsid="002cbb06" officeooo:paragraph-rsid="002d280d"/>
    </style:style>
    <style:style style:name="P57" style:family="paragraph" style:parent-style-name="Standard">
      <style:text-properties officeooo:rsid="00dc7f40" officeooo:paragraph-rsid="00dc7f40"/>
    </style:style>
    <style:style style:name="P58" style:family="paragraph" style:parent-style-name="Standard">
      <style:text-properties officeooo:rsid="00dc7f40" officeooo:paragraph-rsid="00dd4bd2"/>
    </style:style>
    <style:style style:name="P59" style:family="paragraph" style:parent-style-name="Standard">
      <style:text-properties officeooo:rsid="00dc7f40" officeooo:paragraph-rsid="00e4ece3"/>
    </style:style>
    <style:style style:name="P60" style:family="paragraph" style:parent-style-name="Standard">
      <style:text-properties officeooo:rsid="00e2dbcb" officeooo:paragraph-rsid="00e2dbcb"/>
    </style:style>
    <style:style style:name="P61" style:family="paragraph" style:parent-style-name="Standard">
      <style:text-properties officeooo:rsid="00e2dbcb" officeooo:paragraph-rsid="00e4ece3"/>
    </style:style>
    <style:style style:name="P62" style:family="paragraph" style:parent-style-name="Standard">
      <style:text-properties officeooo:rsid="00e9fb83" officeooo:paragraph-rsid="00e9fb83"/>
    </style:style>
    <style:style style:name="P63" style:family="paragraph" style:parent-style-name="Standard">
      <style:text-properties officeooo:rsid="00f84b13" officeooo:paragraph-rsid="00f84b13"/>
    </style:style>
    <style:style style:name="P64" style:family="paragraph" style:parent-style-name="Standard">
      <style:text-properties officeooo:rsid="00f914e7" officeooo:paragraph-rsid="00f914e7"/>
    </style:style>
    <style:style style:name="P65" style:family="paragraph" style:parent-style-name="Standard">
      <style:text-properties officeooo:rsid="00f914e7" officeooo:paragraph-rsid="00fd43fa"/>
    </style:style>
    <style:style style:name="P66" style:family="paragraph" style:parent-style-name="Standard">
      <style:text-properties officeooo:rsid="00fd43fa" officeooo:paragraph-rsid="00fd43fa"/>
    </style:style>
    <style:style style:name="P67" style:family="paragraph" style:parent-style-name="Standard">
      <style:paragraph-properties fo:margin-top="0in" fo:margin-bottom="0in" loext:contextual-spacing="false" fo:line-height="100%"/>
    </style:style>
    <style:style style:name="P68" style:family="paragraph" style:parent-style-name="Standard">
      <style:paragraph-properties fo:margin-top="0in" fo:margin-bottom="0in" loext:contextual-spacing="false" fo:line-height="100%"/>
      <style:text-properties officeooo:paragraph-rsid="00a4ab2a"/>
    </style:style>
    <style:style style:name="P69" style:family="paragraph" style:parent-style-name="Standard">
      <style:paragraph-properties fo:margin-top="0in" fo:margin-bottom="0in" loext:contextual-spacing="false" fo:line-height="100%"/>
      <style:text-properties officeooo:rsid="00a4ab2a" officeooo:paragraph-rsid="00a4ab2a"/>
    </style:style>
    <style:style style:name="P70" style:family="paragraph" style:parent-style-name="Text_20_body_20_indent">
      <style:paragraph-properties fo:margin-top="0in" fo:margin-bottom="0in" loext:contextual-spacing="false" fo:line-height="100%"/>
    </style:style>
    <style:style style:name="P71" style:family="paragraph" style:parent-style-name="Text_20_body">
      <style:text-properties officeooo:rsid="00b07641" officeooo:paragraph-rsid="00b07641"/>
    </style:style>
    <style:style style:name="P72" style:family="paragraph" style:parent-style-name="Text_20_body">
      <style:text-properties officeooo:rsid="00b55a97" officeooo:paragraph-rsid="00b55a97"/>
    </style:style>
    <style:style style:name="P73" style:family="paragraph" style:parent-style-name="Text_20_body">
      <style:text-properties officeooo:rsid="00b2622f" officeooo:paragraph-rsid="00b2622f"/>
    </style:style>
    <style:style style:name="P74" style:family="paragraph" style:parent-style-name="Text_20_body">
      <style:text-properties officeooo:rsid="00b781cd" officeooo:paragraph-rsid="00b781cd"/>
    </style:style>
    <style:style style:name="P75" style:family="paragraph" style:parent-style-name="Text_20_body">
      <style:text-properties officeooo:paragraph-rsid="00b2622f"/>
    </style:style>
    <style:style style:name="P76" style:family="paragraph" style:parent-style-name="Text_20_body">
      <style:text-properties officeooo:rsid="00bd5aa0" officeooo:paragraph-rsid="00bd5aa0"/>
    </style:style>
    <style:style style:name="P77" style:family="paragraph" style:parent-style-name="Text_20_body">
      <style:text-properties officeooo:paragraph-rsid="00beb415"/>
    </style:style>
    <style:style style:name="P78" style:family="paragraph" style:parent-style-name="Text_20_body">
      <style:text-properties officeooo:paragraph-rsid="00c0de9d"/>
    </style:style>
    <style:style style:name="P79" style:family="paragraph" style:parent-style-name="Text_20_body">
      <style:text-properties officeooo:rsid="00c2bd65" officeooo:paragraph-rsid="00c2bd65"/>
    </style:style>
    <style:style style:name="P80" style:family="paragraph" style:parent-style-name="Text_20_body">
      <style:text-properties officeooo:paragraph-rsid="00c517d7"/>
    </style:style>
    <style:style style:name="P81" style:family="paragraph" style:parent-style-name="Text_20_body">
      <style:text-properties officeooo:rsid="00cacdcd" officeooo:paragraph-rsid="00cacdcd"/>
    </style:style>
    <style:style style:name="P82" style:family="paragraph" style:parent-style-name="Text_20_body">
      <style:text-properties officeooo:rsid="00cacdcd" officeooo:paragraph-rsid="00cbd020"/>
    </style:style>
    <style:style style:name="P83" style:family="paragraph" style:parent-style-name="Text_20_body">
      <style:text-properties officeooo:rsid="00cacdcd" officeooo:paragraph-rsid="00d20464"/>
    </style:style>
    <style:style style:name="P84" style:family="paragraph" style:parent-style-name="Text_20_body">
      <style:text-properties officeooo:rsid="00dac190" officeooo:paragraph-rsid="00dac190"/>
    </style:style>
    <style:style style:name="P85" style:family="paragraph">
      <style:paragraph-properties fo:text-align="center"/>
    </style:style>
    <style:style style:name="T1" style:family="text">
      <style:text-properties officeooo:rsid="001dd549"/>
    </style:style>
    <style:style style:name="T2" style:family="text">
      <style:text-properties officeooo:rsid="001e2a8d"/>
    </style:style>
    <style:style style:name="T3" style:family="text">
      <style:text-properties officeooo:rsid="002489b8"/>
    </style:style>
    <style:style style:name="T4" style:family="text">
      <style:text-properties officeooo:rsid="002ee295"/>
    </style:style>
    <style:style style:name="T5" style:family="text">
      <style:text-properties officeooo:rsid="002f706b"/>
    </style:style>
    <style:style style:name="T6" style:family="text">
      <style:text-properties officeooo:rsid="003502cd"/>
    </style:style>
    <style:style style:name="T7" style:family="text">
      <style:text-properties officeooo:rsid="00372ccf"/>
    </style:style>
    <style:style style:name="T8" style:family="text">
      <style:text-properties officeooo:rsid="0039149f"/>
    </style:style>
    <style:style style:name="T9" style:family="text">
      <style:text-properties officeooo:rsid="003ce349"/>
    </style:style>
    <style:style style:name="T10" style:family="text">
      <style:text-properties officeooo:rsid="003f0baa"/>
    </style:style>
    <style:style style:name="T11" style:family="text">
      <style:text-properties officeooo:rsid="001c3084"/>
    </style:style>
    <style:style style:name="T12" style:family="text">
      <style:text-properties officeooo:rsid="0036c4cf"/>
    </style:style>
    <style:style style:name="T13" style:family="text">
      <style:text-properties officeooo:rsid="0043ce55"/>
    </style:style>
    <style:style style:name="T14" style:family="text">
      <style:text-properties officeooo:rsid="0044ff3b"/>
    </style:style>
    <style:style style:name="T15" style:family="text">
      <style:text-properties officeooo:rsid="0046420d"/>
    </style:style>
    <style:style style:name="T16" style:family="text">
      <style:text-properties officeooo:rsid="00480a73"/>
    </style:style>
    <style:style style:name="T17" style:family="text">
      <style:text-properties officeooo:rsid="00490ee4"/>
    </style:style>
    <style:style style:name="T18" style:family="text">
      <style:text-properties officeooo:rsid="004e40cd"/>
    </style:style>
    <style:style style:name="T19" style:family="text">
      <style:text-properties officeooo:rsid="0057aeef"/>
    </style:style>
    <style:style style:name="T20" style:family="text">
      <style:text-properties officeooo:rsid="0063d3f4"/>
    </style:style>
    <style:style style:name="T21" style:family="text">
      <style:text-properties officeooo:rsid="00643a8e"/>
    </style:style>
    <style:style style:name="T22" style:family="text">
      <style:text-properties officeooo:rsid="00670c26"/>
    </style:style>
    <style:style style:name="T23" style:family="text">
      <style:text-properties officeooo:rsid="007200e7"/>
    </style:style>
    <style:style style:name="T24" style:family="text">
      <style:text-properties officeooo:rsid="007b0199"/>
    </style:style>
    <style:style style:name="T25" style:family="text">
      <style:text-properties officeooo:rsid="0080caba"/>
    </style:style>
    <style:style style:name="T26" style:family="text">
      <style:text-properties officeooo:rsid="00843184"/>
    </style:style>
    <style:style style:name="T27" style:family="text">
      <style:text-properties officeooo:rsid="0085dde1"/>
    </style:style>
    <style:style style:name="T28" style:family="text">
      <style:text-properties officeooo:rsid="00877bab"/>
    </style:style>
    <style:style style:name="T29" style:family="text">
      <style:text-properties officeooo:rsid="00891951"/>
    </style:style>
    <style:style style:name="T30" style:family="text">
      <style:text-properties officeooo:rsid="00921595"/>
    </style:style>
    <style:style style:name="T31" style:family="text">
      <style:text-properties officeooo:rsid="009863f0"/>
    </style:style>
    <style:style style:name="T32" style:family="text">
      <style:text-properties officeooo:rsid="009b2c71"/>
    </style:style>
    <style:style style:name="T33" style:family="text">
      <style:text-properties officeooo:rsid="009d2020"/>
    </style:style>
    <style:style style:name="T34" style:family="text">
      <style:text-properties officeooo:rsid="009d37ad"/>
    </style:style>
    <style:style style:name="T35" style:family="text">
      <style:text-properties officeooo:rsid="009d6a08"/>
    </style:style>
    <style:style style:name="T36" style:family="text">
      <style:text-properties officeooo:rsid="009f0576"/>
    </style:style>
    <style:style style:name="T37" style:family="text">
      <style:text-properties officeooo:rsid="009fc305"/>
    </style:style>
    <style:style style:name="T38" style:family="text">
      <style:text-properties officeooo:rsid="00a0023b"/>
    </style:style>
    <style:style style:name="T39" style:family="text">
      <style:text-properties officeooo:rsid="00a1de94"/>
    </style:style>
    <style:style style:name="T40" style:family="text">
      <style:text-properties officeooo:rsid="00a4ab2a"/>
    </style:style>
    <style:style style:name="T41" style:family="text">
      <style:text-properties officeooo:rsid="00a6216a"/>
    </style:style>
    <style:style style:name="T42" style:family="text">
      <style:text-properties officeooo:rsid="00a6a4c8"/>
    </style:style>
    <style:style style:name="T43" style:family="text">
      <style:text-properties officeooo:rsid="00a9e535"/>
    </style:style>
    <style:style style:name="T44" style:family="text">
      <style:text-properties officeooo:rsid="00aaa0aa"/>
    </style:style>
    <style:style style:name="T45" style:family="text">
      <style:text-properties officeooo:rsid="00ac780f"/>
    </style:style>
    <style:style style:name="T46" style:family="text">
      <style:text-properties officeooo:rsid="00afed38"/>
    </style:style>
    <style:style style:name="T47" style:family="text">
      <style:text-properties officeooo:rsid="00b07641"/>
    </style:style>
    <style:style style:name="T48" style:family="text">
      <style:text-properties officeooo:rsid="00b2622f"/>
    </style:style>
    <style:style style:name="T49" style:family="text">
      <style:text-properties officeooo:rsid="00b27b13"/>
    </style:style>
    <style:style style:name="T50" style:family="text">
      <style:text-properties officeooo:rsid="00b55a97"/>
    </style:style>
    <style:style style:name="T51" style:family="text">
      <style:text-properties officeooo:rsid="00b781cd"/>
    </style:style>
    <style:style style:name="T52" style:family="text">
      <style:text-properties officeooo:rsid="00b7fcc8"/>
    </style:style>
    <style:style style:name="T53" style:family="text">
      <style:text-properties officeooo:rsid="00beb415"/>
    </style:style>
    <style:style style:name="T54" style:family="text">
      <style:text-properties officeooo:rsid="00c0de9d"/>
    </style:style>
    <style:style style:name="T55" style:family="text">
      <style:text-properties officeooo:rsid="00c34325"/>
    </style:style>
    <style:style style:name="T56" style:family="text">
      <style:text-properties officeooo:rsid="00c517d7"/>
    </style:style>
    <style:style style:name="T57" style:family="text">
      <style:text-properties officeooo:rsid="00cc6ab2"/>
    </style:style>
    <style:style style:name="T58" style:family="text">
      <style:text-properties officeooo:rsid="00d20464"/>
    </style:style>
    <style:style style:name="T59" style:family="text">
      <style:text-properties officeooo:rsid="00dd4bd2"/>
    </style:style>
    <style:style style:name="T60" style:family="text">
      <style:text-properties officeooo:rsid="00e2dbcb"/>
    </style:style>
    <style:style style:name="T61" style:family="text">
      <style:text-properties officeooo:rsid="00e480b1"/>
    </style:style>
    <style:style style:name="T62" style:family="text">
      <style:text-properties officeooo:rsid="00e4ece3"/>
    </style:style>
    <style:style style:name="T63" style:family="text">
      <style:text-properties officeooo:rsid="00e6e8d8"/>
    </style:style>
    <style:style style:name="T64" style:family="text">
      <style:text-properties officeooo:rsid="00ea75bb"/>
    </style:style>
    <style:style style:name="T65" style:family="text">
      <style:text-properties officeooo:rsid="00ed6e20"/>
    </style:style>
    <style:style style:name="T66" style:family="text">
      <style:text-properties officeooo:rsid="00edeae4"/>
    </style:style>
    <style:style style:name="T67" style:family="text">
      <style:text-properties officeooo:rsid="00ef1267"/>
    </style:style>
    <style:style style:name="T68" style:family="text">
      <style:text-properties officeooo:rsid="00efb1f0"/>
    </style:style>
    <style:style style:name="T69" style:family="text">
      <style:text-properties officeooo:rsid="00f192ec"/>
    </style:style>
    <style:style style:name="T70" style:family="text">
      <style:text-properties officeooo:rsid="00f1cd8d"/>
    </style:style>
    <style:style style:name="T71" style:family="text">
      <style:text-properties officeooo:rsid="00f3e4af"/>
    </style:style>
    <style:style style:name="T72" style:family="text">
      <style:text-properties officeooo:rsid="00f669d3"/>
    </style:style>
    <style:style style:name="T73" style:family="text">
      <style:text-properties officeooo:rsid="00f77786"/>
    </style:style>
    <style:style style:name="T74" style:family="text">
      <style:text-properties officeooo:rsid="00fd43fa"/>
    </style:style>
    <style:style style:name="gr1" style:family="graphic">
      <style:graphic-properties draw:textarea-horizontal-align="justify" draw:textarea-vertical-align="middle" draw:auto-grow-height="false" fo:min-height="0.4898in" fo:min-width="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4898in" fo:min-width="0.698in" style:run-through="foreground"/>
    </style:style>
    <style:style style:name="gr4" style:family="graphic">
      <style:graphic-properties draw:textarea-horizontal-align="justify" draw:textarea-vertical-align="middle" draw:auto-grow-height="false" fo:min-height="0.4898in" fo:min-width="0.7083in" style:run-through="foreground"/>
    </style:style>
    <style:style style:name="gr5" style:family="graphic">
      <style:graphic-properties draw:textarea-horizontal-align="justify" draw:textarea-vertical-align="middle" draw:auto-grow-height="false" fo:min-height="0.4898in" fo:min-width="0.6992in" style:run-through="foreground"/>
    </style:style>
    <style:style style:name="gr6" style:family="graphic">
      <style:graphic-properties draw:textarea-horizontal-align="justify" draw:textarea-vertical-align="middle" draw:auto-grow-height="false" fo:min-height="0.4898in" fo:min-width="1.4047in" style:run-through="foreground"/>
    </style:style>
    <style:style style:name="gr7" style:family="graphic">
      <style:graphic-properties draw:textarea-horizontal-align="justify" draw:textarea-vertical-align="middle" draw:auto-grow-height="false" fo:min-height="0.4898in" fo:min-width="0.7071in" style:run-through="foreground"/>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fo:min-height="0.4898in" fo:min-width="0.8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4898in" fo:min-width="0.8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279858400" text:id="ct279858400">
          <text:deletion>
            <office:change-info>
              <dc:creator>Unknown Author</dc:creator>
              <dc:date>2016-07-27T03:57:00</dc:date>
              <text:p>Combine paragraphs</text:p>
              <text:p/>
              <text:p/>
            </office:change-info>
            <text:p text:style-name="Text_20_body"><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Nitro </text:p>
      <text:p text:style-name="Text_20_body">Language Specification</text:p>
      <text:p text:style-name="P1"/>
      <text:p text:style-name="Text_20_body">Alex Crowley</text:p>
      <text:p text:style-name="P1"/>
      <text:p text:style-name="P1"/>
      <text:p text:style-name="P1"/>
      <text:p text:style-name="Text_20_body">Contents:</text:p>
      <text:p text:style-name="P47"><text:span text:style-name="T11"><text:tab/></text:span>1. <text:s/>Motivation</text:p>
      <text:p text:style-name="P47"><text:span text:style-name="T11"><text:tab/></text:span>2.<text:tab/>Types</text:p>
      <text:p text:style-name="P1"/>
      <text:p text:style-name="P45">1.<text:tab/>Motivation</text:p>
      <text:p text:style-name="P1"/>
      <text:p text:style-name="First_20_line_20_indent"><text:tab/>The motivation for writing a new language was a result of frustration while implementing a game using <text:span text:style-name="T1">the </text:span>Lua <text:span text:style-name="T1">Programming Language</text:span>. <text:s/><text:span text:style-name="T2">Nitro may seem like a great departure from Lua, however it carries some of the favored principles in spirit such as binding to C, native data structure support and enhanced for loops. <text:s/>The principles of the language seek to provide a statically typed language to interface with C using as little glue code as possible, make all the glue code appear as headers in Nitro either as a cclass or cobject, handling of polymorphism and multiple inheritance in a novel approach that is inspired from Scala’s trait inheritance and for the Nitro to feel like a scripting language focusing on readability while performing similar to systems programming languages.</text:span></text:p>
      <text:p text:style-name="Text_20_body">DISCLAIMER: <text:s/>Initial implementations of Nitro will be interpreted by the LuaJIT runtime<text:change text:change-id="ct279858400"/></text:p>
      <text:p text:style-name="P2"/>
      <text:p text:style-name="Text_20_body">Quick Introduction</text:p>
      <text:p text:style-name="P5"/>
      <text:p text:style-name="First_20_line_20_indent"><text:tab/>The first program a user encounters is traditionally the hello world example. <text:s/>In Nitro, this is performed with</text:p>
      <text:p text:style-name="P5"><text:tab/></text:p>
      <text:p text:style-name="Text_20_body_20_indent"><text:tab/><text:span text:style-name="T4">func </text:span>main() <text:span text:style-name="T30">int </text:span>{</text:p>
      <text:p text:style-name="Text_20_body_20_indent"><text:tab/><text:tab/>print(“hello, world\n”)</text:p>
      <text:p text:style-name="Text_20_body_20_indent"><text:tab/><text:tab/><text:span text:style-name="T30">return 0</text:span></text:p>
      <text:p text:style-name="Standard"><text:tab/>}</text:p>
      <text:p text:style-name="P5"/>
      <text:p text:style-name="Text_20_body">Most notably absent in this statement are <text:span text:style-name="T4">semicolons. <text:s/>Nitro does not use semicolons to distinguish one line from another. <text:s/>Another is that a Nitro program needs a main function as an entry point in order to run. <text:s/>Libraries however, do not specify an entry point.</text:span></text:p>
      <text:p text:style-name="P5"><text:soft-page-break/></text:p>
      <text:p text:style-name="P5"/>
      <text:p text:style-name="P45">2.<text:tab/><text:span text:style-name="T3">Primitive Types</text:span></text:p>
      <text:p text:style-name="P1"/>
      <text:p text:style-name="First_20_line_20_indent"><text:tab/><text:span text:style-name="T5">Similar to C, there are primitive types for bool, char, short, int, long, float and float64. <text:s/>These are primitive types in the sense that they will be optimized to direct arithmetic operations on the processor, however they are treated as a class hierarchy in the sense that for type reasons, they all extend a number supertype. <text:s/>Special properties about the number and primitive “classes” are they cannot be extended or be composed with traits, take up minimal memory in accordance with table “TODO”, translate to direct machine instructions for arithmetic operations and support reassignment.</text:span></text:p>
      <text:p text:style-name="P3"/>
      <table:table table:name="Table1" table:style-name="Table1">
        <table:table-column table:style-name="Table1.A"/>
        <table:table-column table:style-name="Table1.B"/>
        <table:table-row>
          <table:table-cell table:style-name="Table1.A1" office:value-type="string">
            <text:p text:style-name="P43">type</text:p>
          </table:table-cell>
          <table:table-cell table:style-name="Table1.B1" office:value-type="string">
            <text:p text:style-name="P43">Storage (bytes)</text:p>
          </table:table-cell>
        </table:table-row>
        <table:table-row>
          <table:table-cell table:style-name="Table1.A2" office:value-type="string">
            <text:p text:style-name="P43">bool</text:p>
          </table:table-cell>
          <table:table-cell table:style-name="Table1.B2" office:value-type="string">
            <text:p text:style-name="P43">1</text:p>
          </table:table-cell>
        </table:table-row>
        <table:table-row>
          <table:table-cell table:style-name="Table1.A2" office:value-type="string">
            <text:p text:style-name="P43">char</text:p>
          </table:table-cell>
          <table:table-cell table:style-name="Table1.B2" office:value-type="string">
            <text:p text:style-name="P43">1</text:p>
          </table:table-cell>
        </table:table-row>
        <table:table-row>
          <table:table-cell table:style-name="Table1.A2" office:value-type="string">
            <text:p text:style-name="P43">short</text:p>
          </table:table-cell>
          <table:table-cell table:style-name="Table1.B2" office:value-type="string">
            <text:p text:style-name="P43">2</text:p>
          </table:table-cell>
        </table:table-row>
        <table:table-row>
          <table:table-cell table:style-name="Table1.A2" office:value-type="string">
            <text:p text:style-name="P43">int</text:p>
          </table:table-cell>
          <table:table-cell table:style-name="Table1.B2" office:value-type="string">
            <text:p text:style-name="P43">4</text:p>
          </table:table-cell>
        </table:table-row>
        <table:table-row>
          <table:table-cell table:style-name="Table1.A2" office:value-type="string">
            <text:p text:style-name="P43">long</text:p>
          </table:table-cell>
          <table:table-cell table:style-name="Table1.B2" office:value-type="string">
            <text:p text:style-name="P43">8</text:p>
          </table:table-cell>
        </table:table-row>
        <table:table-row>
          <table:table-cell table:style-name="Table1.A2" office:value-type="string">
            <text:p text:style-name="P43">float</text:p>
          </table:table-cell>
          <table:table-cell table:style-name="Table1.B2" office:value-type="string">
            <text:p text:style-name="P43">4</text:p>
          </table:table-cell>
        </table:table-row>
        <table:table-row>
          <table:table-cell table:style-name="Table1.A2" office:value-type="string">
            <text:p text:style-name="P43">float64</text:p>
          </table:table-cell>
          <table:table-cell table:style-name="Table1.B2" office:value-type="string">
            <text:p text:style-name="P43">8</text:p>
          </table:table-cell>
        </table:table-row>
      </table:table>
      <text:p text:style-name="Text_20_body">Table TODO: memory footprint of primitive types</text:p>
      <text:p text:style-name="P6"/>
      <text:p text:style-name="Text_20_body">Variable and Function Declaration</text:p>
      <text:p text:style-name="P9"/>
      <text:p text:style-name="First_20_line_20_indent"><text:tab/>In order to continue the discussion of the language specification, it must be understood how variables and functions are declared. <text:s/><text:span text:style-name="T9">This specification will not go into detail about why the declaration syntax was chosen, but for a healthy discussion see </text:span><text:a xlink:type="simple" xlink:href="https://blog.golang.org/gos-declaration-syntax" text:style-name="Internet_20_link" text:visited-style-name="Visited_20_Internet_20_Link"><text:span text:style-name="T9">https://blog.golang.org/gos-declaration-syntax</text:span></text:a><text:span text:style-name="T9">. <text:s/>Without further ado, let us examine some sample variable declarations using the primitive types we have learned about and an example class, Liquid.</text:span></text:p>
      <text:p text:style-name="P46"><text:tab/><text:span text:style-name="T7">class Liquid {</text:span></text:p>
      <text:p text:style-name="P44"><text:tab/><text:tab/><text:span text:style-name="T8">volume int</text:span></text:p>
      <text:p text:style-name="P44"><text:tab/><text:tab/>Liquid(volume int) {</text:p>
      <text:p text:style-name="P44"><text:tab/><text:tab/><text:tab/>this→volume = volume</text:p>
      <text:p text:style-name="P12"><text:tab/><text:tab/>} </text:p>
      <text:p text:style-name="P46"><text:tab/><text:span text:style-name="T7">}</text:span></text:p>
      <text:p text:style-name="P10"><text:tab/><text:span text:style-name="T10">var a int 5</text:span></text:p>
      <text:p text:style-name="P10"><text:tab/><text:span text:style-name="T10">gvar b int 6</text:span></text:p>
      <text:p text:style-name="P10"><text:tab/><text:span text:style-name="T10">var c Liquid(100)</text:span></text:p>
      <text:p text:style-name="P10"/>
      <text:p text:style-name="P10"><text:soft-page-break/><text:tab/><text:span text:style-name="T10">There are several things to note and we will start by analyzing the var keyword. <text:s/>There are two ways to declare a variable: gvar and var. <text:s/>A gvar signifies that a variable is global and visible to other files. <text:s/>The gvar declaration cannot occur within a function, or an error will be thrown. <text:s/>A var is simply visible according to static scoping rules. <text:s/>The next thing to note is that the variable name is specified first. <text:s/>This is to enhance readability in complicated variable types and promote left-to-right reading of variables. <text:s/>Next, the int declarations do not contain parentheses; <text:s/>This is syntactic sugar for the language where no parentheses are needed for 0 or 1 arguments. <text:s/>The last major point to note is that the declarations do not contain the assignment (=) symbol. <text:s/>This is to differentiate declaration from assignment.</text:span></text:p>
      <text:p text:style-name="P10"/>
      <text:p text:style-name="P10"><text:tab/><text:span text:style-name="T13">Next we look at the structure of a simple function. <text:s/></text:span></text:p>
      <text:p text:style-name="P10"><text:tab/></text:p>
      <text:p text:style-name="P10"><text:tab/><text:span text:style-name="T13">func add(a int, b int) int {</text:span></text:p>
      <text:p text:style-name="P11"><text:tab/><text:tab/><text:span text:style-name="T13">return a + b</text:span></text:p>
      <text:p text:style-name="P13"><text:tab/>}</text:p>
      <text:p text:style-name="P11"/>
      <text:p text:style-name="P11"><text:tab/>--<text:span text:style-name="T14">Gets quotient and remainder of division</text:span></text:p>
      <text:p text:style-name="P11"><text:tab/><text:span text:style-name="T13">func div(a int, b int) (int, int) {</text:span></text:p>
      <text:p text:style-name="P11"><text:tab/><text:tab/><text:span text:style-name="T13">return a/b, a%b</text:span></text:p>
      <text:p text:style-name="P13"><text:tab/>}</text:p>
      <text:p text:style-name="P11"/>
      <text:p text:style-name="P13">The function syntax is simple to follow and clean. <text:s/>Like gvar, gfunc can be used to make the function global to other files. <text:s/>The convention of using parameter name then type is followed and return type<text:span text:style-name="T15">(s)</text:span> is specified last <text:span text:style-name="T15">or none if there is no return val</text:span>. <text:s/><text:span text:style-name="T15">(TODO: look into using auto for return type inference) </text:span>Functions are also capable of returning <text:span text:style-name="T15">multiple values. <text:s/>To do so, the return types must be specified in parentheses. <text:s/>Also importance of note is functions are pass by value. <text:s/>As you will see, using a local variable parameter does not copy the value for non primitives, it refers to the same object and acts like a reference variable in C++. <text:s text:c="2"/></text:span></text:p>
      <text:p text:style-name="P9"/>
      <text:p text:style-name="P14">Assignments</text:p>
      <text:p text:style-name="P14"/>
      <text:p text:style-name="P14"><text:tab/>So far, you might think the language is strikingly similar to Golang. <text:s/>We will now switch gears and begin to get into the details which use C++ in spirit and make Nitro unique then visit the influences from Scala. <text:s/>Looking at a sample program with various assignments will give insight as to how this is uniqu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text:tab/>class Foo {</text:p>
      <text:p text:style-name="P14"><text:tab/><text:tab/>a *Bar shared</text:p>
      <text:p text:style-name="P14"><text:tab/><text:tab/><text:span text:style-name="T16">b *Bar owner</text:span></text:p>
      <text:p text:style-name="P14"><text:tab/><text:tab/><text:span text:style-name="T16">Foo(a *Bar shared){</text:span></text:p>
      <text:p text:style-name="P15"><text:tab/><text:tab/><text:tab/>--<text:span text:style-name="T16">Increases reference count by 1</text:span></text:p>
      <text:p text:style-name="P31"><text:tab/><text:tab/><text:tab/>this→a = a</text:p>
      <text:p text:style-name="P14"><text:tab/><text:tab/><text:span text:style-name="T16">}</text:span></text:p>
      <text:p text:style-name="P14"><text:tab/><text:tab/>--<text:span text:style-name="T31">It is a convention to use owner when the callee takes ownership of the object and a pointer otherwise.</text:span></text:p>
      <text:p text:style-name="P15"><text:tab/><text:tab/><text:span text:style-name="T16">setB(b *Bar owner){</text:span></text:p>
      <text:p text:style-name="P31"><text:tab/><text:tab/><text:tab/>--Ownership is passed to instance variable b</text:p>
      <text:p text:style-name="P15"><text:tab/><text:tab/><text:tab/><text:span text:style-name="T16">this→b = b</text:span></text:p>
      <text:p text:style-name="P31"><text:tab/><text:tab/>}</text:p>
      <text:p text:style-name="P14"><text:tab/>}</text:p>
      <text:p text:style-name="P14"/>
      <text:p text:style-name="P14"><text:tab/>class Bar {</text:p>
      <text:p text:style-name="P16"><text:tab/><text:tab/>a *Foo weak</text:p>
      <text:p text:style-name="P16"><text:tab/><text:tab/><text:span text:style-name="T17">setA(a *Foo weak){</text:span></text:p>
      <text:p text:style-name="P16"><text:tab/><text:tab/><text:tab/><text:span text:style-name="T17">this→a = a</text:span></text:p>
      <text:p text:style-name="P16"><text:span text:style-name="T17"><text:tab/><text:tab/>}</text:span><text:tab/><text:tab/></text:p>
      <text:p text:style-name="P14"><text:tab/>}</text:p>
      <text:p text:style-name="P14"/>
      <text:p text:style-name="P14"><text:tab/>func main(){</text:p>
      <text:p text:style-name="P16"><text:tab/><text:tab/><text:span text:style-name="T17">var a *Bar shared = new Bar()</text:span></text:p>
      <text:p text:style-name="P16"><text:tab/><text:tab/><text:span text:style-name="T17">var b *Foo shared = new Foo(bar)</text:span></text:p>
      <text:p text:style-name="P16"><text:tab/><text:tab/>--<text:span text:style-name="T17">It is allowed to pass shared and owned pointers to weak pointer parameters. <text:s/>This means the function variable will not take ownership or increase reference count but will be able to tell whether the object is valid or not.</text:span></text:p>
      <text:p text:style-name="P16"><text:tab/><text:tab/><text:span text:style-name="T17">a:setA(b)</text:span></text:p>
      <text:p text:style-name="P16"><text:tab/><text:tab/><text:span text:style-name="T17">var c *Bar owner = new Bar()</text:span><text:tab/></text:p>
      <text:p text:style-name="P16"><text:tab/><text:tab/><text:span text:style-name="T17">b:setB(c)</text:span></text:p>
      <text:p text:style-name="P16"><text:tab/><text:tab/></text:p>
      <text:p text:style-name="P16"><text:tab/><text:tab/><text:span text:style-name="T18">var basicPtr *Bar = new Bar()</text:span></text:p>
      <text:p text:style-name="P14"><text:tab/>}</text:p>
      <text:p text:style-name="P6"/>
      <text:p text:style-name="P6"><text:tab/><text:span text:style-name="T18">The first thing you may noticed is Nitro uses manual memory management! <text:s/>This may seem like a burden however smart pointers make life much easier. <text:s/>The consideration of using a garbage collector was heavily debated and concluded that for use in applications such as Raytracing or Game Engine development, the unpredictable garbage collection runtime isn’t worth the tradeoff for manually managing memory. <text:s/>For assignments to be supported in non numeric types, a pointer (*Bar), owned pointer (owner), shared pointer (shared) or weak pointer (weak) must be used. <text:s/>Use of these smart pointers is heavily encouraged, and that’s why they were reworked from their C++ origins to feel like they are natively supported as opposed to an extension of the language.</text:span></text:p>
      <text:p text:style-name="P6"/>
      <text:p text:style-name="P17"><text:soft-page-break/>A number of rules can be observed from stack declarations, pointer declarations and smart pointer declarations.<text:tab/></text:p>
      <text:p text:style-name="P18"/>
      <text:p text:style-name="P32"><text:tab/>var a Bar</text:p>
      <text:p text:style-name="P18"/>
      <text:p text:style-name="P33">The <text:span text:style-name="T32">local</text:span> declaration promises the variable is initialized where it is declared. <text:s/>This variable is automatically managed and will be cleaned up when the variable goes out of scope; this will be referred to as a <text:span text:style-name="T33">local</text:span> variable. <text:s/>They can be passed as an argument to a function that takes a <text:span text:style-name="T34">local</text:span> variable or use the reference operator (&amp;) to pass to function pointer argument. <text:s/>There is no difference between a constant variable and pointer variable in accessing members and calling functions, unlike C++; the reference operator merely allows for mutability and pointier arithmetic via the address member function. <text:s/>This approach was used to basically treat <text:span text:style-name="T35">local</text:span> variables the same as reference variables in C++ and removes the complexity of another variable specification (var b &amp;Bar) while optimizing function parameters by avoiding a copy of the variable.</text:p>
      <text:p text:style-name="P19"/>
      <text:p text:style-name="P34">NOTE: this behavior may be confusing to those coming from C++ but will lead to better designed programs.</text:p>
      <text:p text:style-name="P25">Another confusing behavior is a <text:span text:style-name="T36">local</text:span> variable can<text:span text:style-name="T23">not be returned in order to promote efficient design.</text:span></text:p>
      <text:p text:style-name="P25"/>
      <text:p text:style-name="P19"><text:tab/><text:span text:style-name="T20">var a *Bar = new Bar()</text:span></text:p>
      <text:p text:style-name="P20"><text:tab/>--<text:span text:style-name="T19">Read as var a is a pointer to Bar</text:span></text:p>
      <text:p text:style-name="P19"><text:tab/>/*<text:span text:style-name="T21">Syntactic sugar for </text:span></text:p>
      <text:p text:style-name="P19"><text:tab/><text:tab/><text:span text:style-name="T21">var a *Bar</text:span></text:p>
      <text:p text:style-name="P19"><text:tab/><text:tab/><text:span text:style-name="T21">a = new Bar()*/</text:span></text:p>
      <text:p text:style-name="P29"><text:tab/>delete a</text:p>
      <text:p text:style-name="P19"/>
      <text:p text:style-name="P26">Nitro supports assignments only in variables with manually managed memory and primitives. <text:s/><text:span text:style-name="T22">If this was not the case, a garbage collector would be needed to resolve objects that are unused. <text:s/>We are starting with the most tedious memory to manage, the pointer variable. <text:s/>This pointer is tedious to manage due to delete needing to be called to free the memory. <text:s/>The convention in function parameters is to use pointers as parameters only when it is not appropriate to use constant variables or when assignment is needed and the variable is not referenced outside of the function. <text:s/>A pointer is usually only returned when a new object is initialized to give the programmer control over which smart pointer they wish to use. <text:s/>A dereference (*) is not needed to pass a pointer variable to a constant argument and not recommended, but including the option will still work to decrease the learning curve from C++; this decision was made because we wish to remind the programmer whenever they are going from a more restrictive to less restrictive variable type to avoid potential errors.</text:span></text:p>
      <text:p text:style-name="P55">Function pointers are also allowed, and are declared as func(argtype(s)) (returntype(s))</text:p>
      <text:p text:style-name="P37">NOTE: a deference from a smart pointer is not needed when passing to a parameter that takes a pointer argument. <text:s/>This is because the convention is that no variables external to the function will take ownership of the pointer</text:p>
      <text:p text:style-name="P26"/>
      <text:p text:style-name="P22"><text:tab/>var b *Bar owner</text:p>
      <text:p text:style-name="P23"><text:tab/><text:span text:style-name="T25">func passOwner(a</text:span> *Bar owner<text:span text:style-name="T25">){</text:span></text:p>
      <text:p text:style-name="P23"><text:tab/><text:tab/><text:span text:style-name="T26">b = a</text:span></text:p>
      <text:p text:style-name="P23"><text:tab/><text:tab/>--<text:span text:style-name="T27">Ownership of a is now passed to b. <text:s/>The memory will be cleaned up when b goes out of scope.</text:span></text:p>
      <text:p text:style-name="P22"><text:tab/><text:span text:style-name="T25">}</text:span></text:p>
      <text:p text:style-name="P26"><text:tab/><text:span text:style-name="T24">func main(){</text:span></text:p>
      <text:p text:style-name="P35"><text:soft-page-break/><text:tab/><text:tab/>var a *Bar owner = new Bar()</text:p>
      <text:p text:style-name="P21"><text:tab/><text:tab/>--<text:span text:style-name="T19">Read as var a is a pointer to Bar of which a is the owner</text:span></text:p>
      <text:p text:style-name="P21"><text:tab/><text:tab/><text:span text:style-name="T28">passOwner(a)</text:span></text:p>
      <text:p text:style-name="P21"><text:tab/><text:tab/>--<text:span text:style-name="T28">b takes ownership of a</text:span></text:p>
      <text:p text:style-name="P27"><text:tab/><text:span text:style-name="T24">}</text:span></text:p>
      <text:p text:style-name="P27"/>
      <text:p text:style-name="P30">The owned pointer is useful for cases such as <text:span text:style-name="T37">a unique </text:span>class members or times when only one reference to an object is needed at a time. <text:s/><text:span text:style-name="T29">It is important to understand that ownership is only passed when an owned pointer is assigned to an owned pointer, not to the function parameter when the function is declared. <text:s/>If that was the case, the variable would be deleted after the function executed if the pointer was not assigned in the function.</text:span></text:p>
      <text:p text:style-name="P17"/>
      <text:p text:style-name="P24"><text:tab/>var b *Bar <text:span text:style-name="T38">shared</text:span></text:p>
      <text:p text:style-name="P24"><text:tab/><text:span text:style-name="T25">func passShared(a</text:span> *Bar <text:span text:style-name="T38">shared){</text:span></text:p>
      <text:p text:style-name="P24"><text:tab/><text:tab/><text:span text:style-name="T26">b = a</text:span></text:p>
      <text:p text:style-name="P24"><text:tab/><text:tab/>--<text:span text:style-name="T39">b is now equal to a and the assignment operator increases the reference count. <text:s/>If one of the variables goes out of scope, reference count is decreased and deleted when it reaches zero.</text:span></text:p>
      <text:p text:style-name="P24"><text:tab/><text:span text:style-name="T25">}</text:span></text:p>
      <text:p text:style-name="P28"><text:tab/><text:span text:style-name="T24">func main(){</text:span></text:p>
      <text:p text:style-name="P36"><text:tab/><text:tab/>var a *Bar <text:span text:style-name="T38">shared</text:span> = new Bar()</text:p>
      <text:p text:style-name="P24"><text:tab/><text:tab/>--<text:span text:style-name="T19">Read as var a is a pointer to Bar of which a shared</text:span></text:p>
      <text:p text:style-name="P24"><text:tab/><text:tab/><text:span text:style-name="T28">passShared(a)</text:span></text:p>
      <text:p text:style-name="P24"><text:tab/><text:tab/>--<text:span text:style-name="T28">b shares ownership with a</text:span></text:p>
      <text:p text:style-name="P28"><text:tab/><text:span text:style-name="T24">}</text:span></text:p>
      <text:p text:style-name="P28"/>
      <text:p text:style-name="P38">Shared pointers are useful for cases when the ownership of a variable is desired across multiple pointers. <text:s/>The shared pointer is technically a reference counting garbage collector but the advantage is the overhead is predictable and not significant.</text:p>
      <text:p text:style-name="P38"/>
      <text:p text:style-name="P39">In the first example of assignments, there is use of a weak pointer. <text:s/>The main use cases of the weak pointer is to break circular references of shared pointers where the reference count can never be decreased due to the inability to free one object without freeing the other and when it is desired to observe a pointer and also be able to tell if it is still valid with a valid() call to the object.</text:p>
      <text:p text:style-name="P39"/>
      <text:p text:style-name="P39"/>
      <text:p text:style-name="Text_20_body">Class and Trait system</text:p>
      <text:p text:style-name="P7"/>
      <text:p text:style-name="First_20_line_20_indent"><draw:g text:anchor-type="paragraph" draw:z-index="2" draw:style-name="gr2"><draw:custom-shape draw:name="Shape1" draw:style-name="gr3" draw:text-style-name="P85" svg:width="0.698in" svg:height="0.4898in" svg:x="2.3051in" svg:y="2.276in"><text:p text:style-name="P85">long</text:p><draw:enhanced-geometry svg:viewBox="0 0 21600 21600" draw:type="rectangle" draw:enhanced-path="M 0 0 L 21600 0 21600 21600 0 21600 0 0 Z N"/></draw:custom-shape><draw:custom-shape draw:name="Shape1" draw:style-name="gr3" draw:text-style-name="P85" svg:width="0.698in" svg:height="0.4898in" svg:x="0.0417in" svg:y="2.2654in"><text:p text:style-name="P85">char</text:p><draw:enhanced-geometry svg:viewBox="0 0 21600 21600" draw:type="rectangle" draw:enhanced-path="M 0 0 L 21600 0 21600 21600 0 21600 0 0 Z N"/></draw:custom-shape><draw:custom-shape draw:name="Shape1" draw:style-name="gr4" draw:text-style-name="P85" svg:width="0.7087in" svg:height="0.4898in" svg:x="1.5445in" svg:y="2.276in"><text:p text:style-name="P85">int</text:p><draw:enhanced-geometry svg:viewBox="0 0 21600 21600" draw:type="rectangle" draw:enhanced-path="M 0 0 L 21600 0 21600 21600 0 21600 0 0 Z N"/></draw:custom-shape><draw:custom-shape draw:name="Shape1" draw:style-name="gr5" draw:text-style-name="P85" svg:width="0.6996in" svg:height="0.4898in" svg:x="0.7953in" svg:y="2.2654in"><text:p text:style-name="P85">short</text:p><draw:enhanced-geometry svg:viewBox="0 0 21600 21600" draw:type="rectangle" draw:enhanced-path="M 0 0 L 21600 0 21600 21600 0 21600 0 0 Z N"/></draw:custom-shape><draw:custom-shape draw:name="Shape1" draw:style-name="gr6" draw:text-style-name="P85" svg:width="1.4051in" svg:height="0.4898in" svg:x="1.1933in" svg:y="1.0571in"><text:p text:style-name="P85">number</text:p><draw:enhanced-geometry svg:viewBox="0 0 21600 21600" draw:type="rectangle" draw:enhanced-path="M 0 0 L 21600 0 21600 21600 0 21600 0 0 Z N"/></draw:custom-shape><draw:custom-shape draw:name="Shape1" draw:style-name="gr7" draw:text-style-name="P85" svg:width="0.7071in" svg:height="0.4898in" svg:x="-0.7201in" svg:y="2.2654in"><text:p text:style-name="P85">bool</text:p><draw:enhanced-geometry svg:viewBox="0 0 21600 21600" draw:type="rectangle" draw:enhanced-path="M 0 0 L 21600 0 21600 21600 0 21600 0 0 Z N"/></draw:custom-shape><draw:line draw:name="Shape2" draw:style-name="gr8" draw:text-style-name="P85" svg:x1="-0.3496in" svg:y1="2.2661in" svg:x2="1.8909in" svg:y2="1.5472in"><text:p/></draw:line><draw:line draw:name="Shape3" draw:style-name="gr8" draw:text-style-name="P85" svg:x1="0.4087in" svg:y1="2.2661in" svg:x2="1.8909in" svg:y2="1.5472in"><text:p/></draw:line><draw:line draw:name="Shape4" draw:style-name="gr8" draw:text-style-name="P85" svg:x1="1.1154in" svg:y1="2.2661in" svg:x2="1.8909in" svg:y2="1.5472in"><text:p/></draw:line><draw:line draw:name="Shape5" draw:style-name="gr8" draw:text-style-name="P85" svg:x1="1.8909in" svg:y1="2.2764in" svg:x2="1.8909in" svg:y2="1.5472in"><text:p/></draw:line><draw:line draw:name="Shape6" draw:style-name="gr8" draw:text-style-name="P85" svg:x1="2.6579in" svg:y1="2.2764in" svg:x2="1.8909in" svg:y2="1.5472in"><text:p/></draw:line><draw:custom-shape draw:name="Shape1" draw:style-name="gr7" draw:text-style-name="P85" svg:width="0.7071in" svg:height="0.4898in" svg:x="3.8126in" svg:y="2.2654in"><text:p text:style-name="P85">float64</text:p><draw:enhanced-geometry svg:viewBox="0 0 21600 21600" draw:type="rectangle" draw:enhanced-path="M 0 0 L 21600 0 21600 21600 0 21600 0 0 Z N"/></draw:custom-shape><draw:custom-shape draw:name="Shape1" draw:style-name="gr7" draw:text-style-name="P85" svg:width="0.7071in" svg:height="0.4898in" svg:x="3.0461in" svg:y="2.2654in"><text:p text:style-name="P85">float</text:p><draw:enhanced-geometry svg:viewBox="0 0 21600 21600" draw:type="rectangle" draw:enhanced-path="M 0 0 L 21600 0 21600 21600 0 21600 0 0 Z N"/></draw:custom-shape><draw:line draw:name="Shape7" draw:style-name="gr8" draw:text-style-name="P85" svg:x1="3.3992in" svg:y1="2.2661in" svg:x2="1.8909in" svg:y2="1.5472in"><text:p/></draw:line><draw:line draw:name="Shape8" draw:style-name="gr8" draw:text-style-name="P85" svg:x1="4.1748in" svg:y1="2.2661in" svg:x2="1.8909in" svg:y2="1.5472in"><text:p/></draw:line></draw:g><draw:custom-shape text:anchor-type="paragraph" draw:z-index="1" draw:name="Shape1" draw:style-name="gr1" draw:text-style-name="P85" svg:width="1.698in" svg:height="0.4898in" svg:x="5.5035in" svg:y="1.0362in"><text:p text:style-name="P85">Any</text:p><draw:enhanced-geometry svg:viewBox="0 0 21600 21600" draw:type="rectangle" draw:enhanced-path="M 0 0 L 21600 0 21600 21600 0 21600 0 0 Z N"/></draw:custom-shape><text:tab/>There is a distinction between <text:span text:style-name="T6">the primitive types and the normal type hierarchy as shown in figure TODO. <text:s/>To make it easier for the programmer to realize the primitive types are treated differently and cannot be cast as type Any, the number “class” and all its descendents are lowercase types. <text:s/></text:span></text:p>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Text_20_body">Classes are the fundamental mechanism of design implementation and used to implement programs.<text:span text:style-name="T12"> </text:span><text:s/>An example <text:span text:style-name="T7">class definition is</text:span></text:p>
      <text:p text:style-name="P8"/>
      <text:p text:style-name="P70"><text:tab/><text:span text:style-name="T7">class Liquid {</text:span></text:p>
      <text:p text:style-name="P70"><text:tab/> <text:s text:c="5"/><text:span text:style-name="T8">volume int</text:span></text:p>
      <text:p text:style-name="P70"/>
      <text:p text:style-name="P70"><text:tab/> <text:s text:c="5"/>Liquid(volume int) {</text:p>
      <text:p text:style-name="P70"><text:tab/><text:tab/><text:tab/>this→volume = volume</text:p>
      <text:p text:style-name="P67"><text:tab/><text:tab/><text:tab/>} </text:p>
      <text:p text:style-name="P67"/>
      <text:p text:style-name="P67"><text:tab/><text:tab/><text:span text:style-name="T40">getVolume() int {</text:span></text:p>
      <text:p text:style-name="P68"><text:tab/><text:tab/><text:tab/><text:span text:style-name="T40">return volume</text:span></text:p>
      <text:p text:style-name="P69"><text:tab/><text:tab/>}</text:p>
      <text:p text:style-name="P67"><text:tab/><text:span text:style-name="T7">}</text:span></text:p>
      <text:p text:style-name="Standard"/>
      <text:p text:style-name="P40">Some syntactic properties are that func is not used in front of a function declaration of a class and this→ is only needed to specify that the instance variable is to be used when a parameter shares the same name. <text:s/><text:span text:style-name="T41">A class along with trait is visible to any file that includes it.</text:span></text:p>
      <text:p text:style-name="P40"/>
      <text:p text:style-name="P40"><text:tab/><text:span text:style-name="T42">class Coffee of Liquid {</text:span></text:p>
      <text:p text:style-name="P40"><text:tab/><text:tab/><text:span text:style-name="T45">temperature int</text:span></text:p>
      <text:p text:style-name="P40"><text:tab/><text:tab/><text:span text:style-name="T43">Coffee(volume int, temperature int){</text:span></text:p>
      <text:p text:style-name="P41"><text:tab/><text:tab/><text:tab/><text:span text:style-name="T44">Liquid(volume)</text:span></text:p>
      <text:p text:style-name="P41"><text:tab/><text:tab/><text:tab/><text:span text:style-name="T45">this→temperature = temperature</text:span></text:p>
      <text:p text:style-name="P53"><text:tab/><text:tab/>}</text:p>
      <text:p text:style-name="P40"><text:tab/><text:span text:style-name="T42">}</text:span></text:p>
      <text:p text:style-name="P40"/>
      <text:p text:style-name="P42">Inheritance is used by specifying the of &lt;Class&gt; syntax. <text:s/>If the superclass constructor takes parameters, it must be called in the first line of the constructor. <text:s/>The class inherits all super types and methods, overriding the appropriate method if necessary. <text:s/>In order to call a super method that is overridden, such as if getVolume was overrridden in Coffee, Liquid:getVolume() should be used.</text:p>
      <text:p text:style-name="P42"/>
      <text:p text:style-name="P42"/>
      <text:p text:style-name="P42"><text:s/></text:p>
      <text:p text:style-name="Text_20_body">Traits are properties that a class may be composed with. <text:s/>The trait mechanism allows for the implementation of multiple inheritance <text:span text:style-name="T42">in a clean manner that promotes reusability.</text:span></text:p>
      <text:p text:style-name="Text_20_body"/>
      <text:p text:style-name="P48"><text:tab/><text:span text:style-name="T46">trait Product of Liquid {</text:span></text:p>
      <text:p text:style-name="P48"><text:tab/><text:tab/><text:span text:style-name="T47">pour(volume int){</text:span></text:p>
      <text:p text:style-name="P49"><text:soft-page-break/><text:tab/><text:tab/><text:tab/><text:span text:style-name="T47">this→volume -= volume</text:span></text:p>
      <text:p text:style-name="P71"><text:tab/><text:tab/>}</text:p>
      <text:p text:style-name="P48"><text:tab/><text:span text:style-name="T46">}</text:span></text:p>
      <text:p text:style-name="P48"><text:tab/><text:span text:style-name="T49">trait WhipCream of Liquid {</text:span></text:p>
      <text:p text:style-name="P48"><text:tab/><text:tab/><text:span text:style-name="T50">applyCream(){</text:span></text:p>
      <text:p text:style-name="P51"><text:tab/><text:tab/>--<text:span text:style-name="T50">Does something</text:span></text:p>
      <text:p text:style-name="P72"><text:tab/><text:tab/>}</text:p>
      <text:p text:style-name="P48"><text:tab/><text:span text:style-name="T49">}</text:span></text:p>
      <text:p text:style-name="P48"><text:tab/><text:span text:style-name="T48">class CoffeeProduct of Coffee with Product, WhipCream {</text:span></text:p>
      <text:p text:style-name="P50"><text:tab/><text:tab/><text:span text:style-name="T48">CoffeeProduct(volume int, temperature int){</text:span></text:p>
      <text:p text:style-name="P50"><text:tab/><text:tab/><text:tab/><text:span text:style-name="T48">Coffee(volume, temperature)</text:span></text:p>
      <text:p text:style-name="P73"><text:tab/><text:tab/>}</text:p>
      <text:p text:style-name="P50"><text:tab/><text:tab/><text:span text:style-name="T51">pour(volume int){</text:span></text:p>
      <text:p text:style-name="P52"><text:tab/><text:tab/><text:tab/><text:span text:style-name="T51">Product:pour(volume)</text:span></text:p>
      <text:p text:style-name="P52"><text:tab/><text:tab/><text:tab/><text:span text:style-name="T51">applyCream()</text:span></text:p>
      <text:p text:style-name="P74"><text:tab/><text:tab/>}</text:p>
      <text:p text:style-name="P73"><text:tab/>}</text:p>
      <text:p text:style-name="P50"/>
      <text:p text:style-name="P50"><text:tab/><text:span text:style-name="T52">This is an example of using multiple inheritance. <text:s/>The traits are allowed to instantiate variables outside methods, but are not allowed to have constructors. <text:s/>These variables are visible to other traits inheriting a trait, but not the class the trait is of. <text:s/>By using of in a trait, the trait is guaranteed to only be a trait of the specified class allowing access to the class’ members. <text:s/>Traits are added to a class by using with Trait1, Trait2, … , TraitN syntax. <text:s/>A trait can only be of one particular class, but a trait can extend multiple traits using the with syntax. <text:s/>A caveat to the multiple inheritance of traits is one trait cannot extend 2 traits of a different type unless one of the types is a subclass of the other. <text:s/>In this case, the trait is of the furthest descendent specified. <text:s/>Traits introduce the diamond inheritance problem. <text:s/>This problem is resolved by simply stating in the trait or class definition &lt;Trait/Class&gt;:&lt;funcname&gt;. <text:s/>If the function is not resolved, the compiler will throw a warning and pick the leftmost declared class or trait in the inheritance specification. <text:s/>Also, if the only method needed by a class is one of a trait, the trait type can be used to specify the type of an object.</text:span></text:p>
      <text:p text:style-name="P50"/>
      <text:p text:style-name="P76">Templates</text:p>
      <text:p text:style-name="P76"><text:soft-page-break/>Adopting the template preprocessing macro strategy from C++, Nitro offers a scheme to save the rewriting of code.</text:p>
      <text:p text:style-name="P76"/>
      <text:p text:style-name="P76"><text:tab/>template &lt;T&gt;</text:p>
      <text:p text:style-name="P76"><text:tab/>func foo(val T){</text:p>
      <text:p text:style-name="P76"><text:tab/><text:tab/>print(val)</text:p>
      <text:p text:style-name="P76"><text:tab/>}</text:p>
      <text:p text:style-name="P50"><text:tab/><text:span text:style-name="T53">template &lt;T(number)&gt;</text:span></text:p>
      <text:p text:style-name="P50"><text:tab/><text:span text:style-name="T53">func add(v1 T, v2 T) T {</text:span></text:p>
      <text:p text:style-name="P77"><text:tab/><text:tab/><text:span text:style-name="T53">return v1 + v2</text:span></text:p>
      <text:p text:style-name="P77"><text:span text:style-name="T53"><text:tab/>}</text:span></text:p>
      <text:p text:style-name="P50"><text:tab/><text:span text:style-name="T54">template &lt;T&gt;</text:span></text:p>
      <text:p text:style-name="P50"><text:tab/><text:span text:style-name="T54">class Foo {</text:span></text:p>
      <text:p text:style-name="P78"><text:tab/><text:tab/><text:span text:style-name="T54">val T</text:span></text:p>
      <text:p text:style-name="P78"><text:tab/><text:tab/><text:span text:style-name="T54">Foo(val T){</text:span></text:p>
      <text:p text:style-name="P78"><text:tab/><text:tab/><text:tab/><text:span text:style-name="T54">this→val = val</text:span></text:p>
      <text:p text:style-name="P78"><text:span text:style-name="T54"><text:tab/><text:tab/>}</text:span></text:p>
      <text:p text:style-name="P78"><text:span text:style-name="T54"><text:tab/>}</text:span></text:p>
      <text:p text:style-name="P78"><text:tab/><text:span text:style-name="T56">func main(){</text:span></text:p>
      <text:p text:style-name="P80"><text:tab/><text:tab/><text:span text:style-name="T56">f Foo&lt;int&gt;(5)</text:span><text:tab/></text:p>
      <text:p text:style-name="P80"><text:span text:style-name="T56"><text:tab/>}</text:span></text:p>
      <text:p text:style-name="P79">The template strategy involves <text:span text:style-name="T55">the declaration of template and brackets with a list of type names. <text:s/>The types can be restricted as shown in the second example by providing a list of types and/or traits that the template will accept. <text:s/>Templates can be used for classes and functions. <text:s/>Traits that specify it is of a class type are allowed to use the template parameters of the specified class. <text:s/>Additionally, all classes inheriting a templated class inherit the parameters, and can optionally specify the template declaration again for better documentation.</text:span></text:p>
      <text:p text:style-name="P79"/>
      <text:p text:style-name="P79"/>
      <text:p text:style-name="P81">Collections</text:p>
      <text:p text:style-name="P82"><text:soft-page-break/>You may ask, “Why in the world do we need templates?” <text:s/>The answer is simple: when used right, templates make for more robust solutions and provide better type inference as we will see with collections.</text:p>
      <text:p text:style-name="P82"><text:span text:style-name="T57">Smart pointers work particularly well with the standard collections, as they will automatically manage the memory.</text:span></text:p>
      <text:p text:style-name="P82"><text:tab/><text:span text:style-name="T58">func main() int {</text:span></text:p>
      <text:p text:style-name="P83"><text:tab/><text:tab/><text:span text:style-name="T58">vec Vector&lt;int&gt;(1,2,3,4,5)</text:span></text:p>
      <text:p text:style-name="P83"><text:tab/><text:tab/><text:span text:style-name="T58">map Map&lt;char*, int&gt;</text:span></text:p>
      <text:p text:style-name="P83"><text:tab/><text:tab/></text:p>
      <text:p text:style-name="P83"><text:span text:style-name="T58"><text:tab/>}</text:span></text:p>
      <text:p text:style-name="P84">TODO: Fill out collections in more detail</text:p>
      <text:p text:style-name="P50"><draw:custom-shape text:anchor-type="paragraph" draw:z-index="0" draw:name="Shape1" draw:style-name="gr1" draw:text-style-name="P85" svg:width="1.698in" svg:height="0.4898in" svg:x="4.6902in" svg:y="0.0161in"><text:p text:style-name="P85">Collection</text:p><draw:enhanced-geometry svg:viewBox="0 0 21600 21600" draw:type="rectangle" draw:enhanced-path="M 0 0 L 21600 0 21600 21600 0 21600 0 0 Z N"/></draw:custom-shape></text:p>
      <text:p text:style-name="P4"/>
      <text:p text:style-name="P4"><draw:custom-shape text:anchor-type="paragraph" draw:z-index="3" draw:name="Shape1" draw:style-name="gr9" draw:text-style-name="P85" svg:width="0.8441in" svg:height="0.4898in" svg:x="4.6862in" svg:y="0.5701in"><text:p text:style-name="P85">Map</text:p><draw:enhanced-geometry svg:viewBox="0 0 21600 21600" draw:type="rectangle" draw:enhanced-path="M 0 0 L 21600 0 21600 21600 0 21600 0 0 Z N"/></draw:custom-shape><draw:custom-shape text:anchor-type="paragraph" draw:z-index="4" draw:name="Shape1" draw:style-name="gr10" draw:text-style-name="P85" svg:width="0.8543in" svg:height="0.4898in" svg:x="5.5925in" svg:y="0.5807in"><text:p text:style-name="P85">List</text:p><draw:enhanced-geometry svg:viewBox="0 0 21600 21600" draw:type="rectangle" draw:enhanced-path="M 0 0 L 21600 0 21600 21600 0 21600 0 0 Z N"/></draw:custom-shape><draw:custom-shape text:anchor-type="paragraph" draw:z-index="5" draw:name="Shape1" draw:style-name="gr9" draw:text-style-name="P85" svg:width="0.8441in" svg:height="0.4898in" svg:x="3.7799in" svg:y="0.5701in"><text:p text:style-name="P85">Vector</text:p><draw:enhanced-geometry svg:viewBox="0 0 21600 21600" draw:type="rectangle" draw:enhanced-path="M 0 0 L 21600 0 21600 21600 0 21600 0 0 Z N"/></draw:custom-shape><draw:custom-shape text:anchor-type="paragraph" draw:z-index="6" draw:name="Shape1" draw:style-name="gr10" draw:text-style-name="P85" svg:width="0.8543in" svg:height="0.4898in" svg:x="6.5138in" svg:y="0.5807in"><text:p text:style-name="P85">LinkedList</text:p><draw:enhanced-geometry svg:viewBox="0 0 21600 21600" draw:type="rectangle" draw:enhanced-path="M 0 0 L 21600 0 21600 21600 0 21600 0 0 Z N"/></draw:custom-shape></text:p>
      <text:p text:style-name="P4"/>
      <text:p text:style-name="P4"/>
      <text:p text:style-name="P4"/>
      <text:p text:style-name="P4"/>
      <text:p text:style-name="P4"/>
      <text:p text:style-name="P4"/>
      <text:p text:style-name="P4"/>
      <text:p text:style-name="P57">If statements</text:p>
      <text:p text:style-name="P57"/>
      <text:p text:style-name="P57">Nitro supports traditional if, <text:span text:style-name="T59">elseif and else statements, but drops the parentheses that are in C++.</text:span></text:p>
      <text:p text:style-name="P57"/>
      <text:p text:style-name="P57"><text:tab/><text:span text:style-name="T59">func main(){</text:span></text:p>
      <text:p text:style-name="P58"><text:tab/><text:tab/><text:span text:style-name="T61">x int 5</text:span></text:p>
      <text:p text:style-name="P58"><text:tab/><text:tab/><text:span text:style-name="T59">if x == 5 || x == 2 {</text:span></text:p>
      <text:p text:style-name="P58"><text:tab/><text:tab/><text:span text:style-name="T59">}</text:span></text:p>
      <text:p text:style-name="P58"><text:tab/><text:tab/><text:span text:style-name="T59">elseif x == 6 {</text:span></text:p>
      <text:p text:style-name="P58"><text:tab/><text:tab/><text:span text:style-name="T59">}</text:span></text:p>
      <text:p text:style-name="P58"><text:tab/><text:tab/><text:span text:style-name="T59">else{</text:span></text:p>
      <text:p text:style-name="P58"><text:tab/><text:tab/><text:span text:style-name="T59">}</text:span></text:p>
      <text:p text:style-name="P58"><text:tab/><text:tab/><text:span text:style-name="T60">return 0</text:span></text:p>
      <text:p text:style-name="P58"><text:span text:style-name="T59"><text:tab/>}</text:span></text:p>
      <text:p text:style-name="P58"/>
      <text:p text:style-name="P60">Switch Case</text:p>
      <text:p text:style-name="P60"/>
      <text:p text:style-name="P60">The above example can be <text:span text:style-name="T62">simplified by the following switch case:</text:span></text:p>
      <text:p text:style-name="P61"><text:tab/></text:p>
      <text:p text:style-name="P61"><text:span text:style-name="T59"><text:tab/>func main(){</text:span></text:p>
      <text:p text:style-name="P59"><text:tab/><text:tab/><text:span text:style-name="T61">x int 5</text:span></text:p>
      <text:p text:style-name="P59"><text:soft-page-break/><text:tab/><text:tab/><text:span text:style-name="T62">switch(x){</text:span></text:p>
      <text:p text:style-name="P59"><text:tab/><text:tab/><text:tab/><text:span text:style-name="T62">case 5 || 2:</text:span></text:p>
      <text:p text:style-name="P59"><text:tab/><text:tab/><text:tab/><text:tab/>--<text:span text:style-name="T63">Does not fall through to rest of cases automatically; <text:s/>No need to call break!</text:span></text:p>
      <text:p text:style-name="P59"><text:tab/><text:tab/><text:tab/><text:span text:style-name="T62">case 6:</text:span></text:p>
      <text:p text:style-name="P59"><text:tab/><text:tab/><text:tab/><text:span text:style-name="T62">default:</text:span></text:p>
      <text:p text:style-name="P59"><text:span text:style-name="T62"><text:tab/><text:tab/>}</text:span></text:p>
      <text:p text:style-name="P59"><text:tab/><text:tab/><text:span text:style-name="T60">return 0</text:span></text:p>
      <text:p text:style-name="P59"><text:span text:style-name="T59"><text:tab/>}</text:span></text:p>
      <text:p text:style-name="P59"/>
      <text:p text:style-name="P62">For loops</text:p>
      <text:p text:style-name="P62"/>
      <text:p text:style-name="P62">There are two types of for loops: standard and enhanced</text:p>
      <text:p text:style-name="P62"/>
      <text:p text:style-name="P62"><text:tab/>func main(){</text:p>
      <text:p text:style-name="P62"><text:tab/><text:tab/><text:span text:style-name="T68">map Map&lt;char*, int&gt;</text:span></text:p>
      <text:p text:style-name="P62"><text:tab/><text:tab/>for x <text:span text:style-name="T65">as</text:span> 1 <text:span text:style-name="T64">while x&lt;= </text:span>10 by 3<text:span text:style-name="T66">{</text:span></text:p>
      <text:p text:style-name="P62"><text:tab/><text:tab/><text:span text:style-name="T66">}</text:span></text:p>
      <text:p text:style-name="P62"><text:tab/><text:tab/>--<text:span text:style-name="T70">Iterates keys if key or k identifier is used; iterates values if anything other than k or key used</text:span></text:p>
      <text:p text:style-name="P62"><text:tab/><text:tab/><text:span text:style-name="T67">for k in map{</text:span></text:p>
      <text:p text:style-name="P62"><text:tab/><text:tab/><text:span text:style-name="T69">}</text:span></text:p>
      <text:p text:style-name="P62"><text:tab/><text:tab/>--<text:span text:style-name="T73">Iterates keys and values</text:span></text:p>
      <text:p text:style-name="P62"><text:tab/><text:tab/><text:span text:style-name="T71">for k,v in map{</text:span></text:p>
      <text:p text:style-name="P62"><text:tab/><text:tab/><text:span text:style-name="T72">}</text:span></text:p>
      <text:p text:style-name="P62"><text:tab/><text:tab/></text:p>
      <text:p text:style-name="P62"><text:tab/>}</text:p>
      <text:p text:style-name="P62"/>
      <text:p text:style-name="P63">Enhanced for loops work on all collection types but have special syntax for the Map collection.</text:p>
      <text:p text:style-name="P63"/>
      <text:p text:style-name="P64">While loops work in the same way as they normally do in C++ and support break and continue, as do for loops.</text:p>
      <text:p text:style-name="P64"/>
      <text:p text:style-name="P64">Left Out but Wanted to Include</text:p>
      <text:p text:style-name="P64"/>
      <text:p text:style-name="P65">Currying, functions as first class, </text:p>
      <text:p text:style-name="P65"/>
      <text:p text:style-name="P66">Will Include at a Later Date</text:p>
      <text:p text:style-name="P65"><text:span text:style-name="T74">cclass and cobject, object (singleton)</text:span></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5T02:06:29.002000000</meta:creation-date>
    <dc:date>2016-07-31T00:28:20.512000000</dc:date>
    <meta:editing-duration>P2DT20H10M22S</meta:editing-duration>
    <meta:editing-cycles>187</meta:editing-cycles>
    <meta:generator>LibreOffice/5.1.4.2$Windows_x86 LibreOffice_project/f99d75f39f1c57ebdd7ffc5f42867c12031db97a</meta:generator>
    <meta:document-statistic meta:table-count="1" meta:image-count="0" meta:object-count="0" meta:page-count="11" meta:paragraph-count="247" meta:word-count="2781" meta:character-count="16268" meta:non-whitespace-character-count="13329"/>
  </office:meta>
</office:document-meta>
</file>